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Courier, monospace"/>
    <style:font-face style:name="Helvetica Neue" svg:font-family="'Helvetica Neue', Arial, sans-serif"/>
    <style:font-face style:name="Helvetica" svg:font-family="Helvetica, arial, freesans, clean, sans-serif"/>
    <style:font-face style:name="Mangal1" svg:font-family="Mangal"/>
    <style:font-face style:name="Menlo" svg:font-family="Menlo, Monaco, 'Courier New', monospace"/>
    <style:font-face style:name="andale mono" svg:font-family="'andale mono', 'lucida console', monospace"/>
    <style:font-face style:name="arial" svg:font-family="arial, sans-serif"/>
    <style:font-face style:name="consolas" svg:font-family="consolas, 'andale mono', 'lucida console', monospace"/>
    <style:font-face style:name="DejaVu Sans Mono" svg:font-family="'DejaVu Sans Mono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01482" officeooo:paragraph-rsid="00101482"/>
    </style:style>
    <style:style style:name="P2" style:family="paragraph" style:parent-style-name="Standard">
      <style:text-properties fo:language="ru" fo:country="RU" officeooo:rsid="0010bccd" officeooo:paragraph-rsid="0010bccd"/>
    </style:style>
    <style:style style:name="P3" style:family="paragraph" style:parent-style-name="Standard">
      <style:text-properties fo:language="ru" fo:country="RU" officeooo:rsid="00120d95" officeooo:paragraph-rsid="00120d95"/>
    </style:style>
    <style:style style:name="P4" style:family="paragraph" style:parent-style-name="Standard">
      <style:text-properties fo:language="ru" fo:country="RU" officeooo:rsid="0015cf24" officeooo:paragraph-rsid="001a0fa7"/>
    </style:style>
    <style:style style:name="P5" style:family="paragraph" style:parent-style-name="Standard">
      <style:text-properties fo:language="ru" fo:country="RU" officeooo:rsid="0015cf24" officeooo:paragraph-rsid="001c01c3"/>
    </style:style>
    <style:style style:name="P6" style:family="paragraph" style:parent-style-name="Standard">
      <style:text-properties fo:language="ru" fo:country="RU" fo:font-weight="bold" officeooo:rsid="00101482" officeooo:paragraph-rsid="00101482" style:font-weight-asian="bold" style:font-weight-complex="bold"/>
    </style:style>
    <style:style style:name="P7" style:family="paragraph" style:parent-style-name="Standard">
      <style:text-properties fo:language="ru" fo:country="RU" fo:font-weight="bold" officeooo:rsid="0015cf24" officeooo:paragraph-rsid="0015cf24" style:font-weight-asian="bold" style:font-weight-complex="bold"/>
    </style:style>
    <style:style style:name="P8" style:family="paragraph" style:parent-style-name="Standard">
      <style:text-properties fo:language="ru" fo:country="RU" officeooo:rsid="00243730" officeooo:paragraph-rsid="00243730"/>
    </style:style>
    <style:style style:name="P9" style:family="paragraph" style:parent-style-name="Standard">
      <style:text-properties fo:language="ru" fo:country="RU" officeooo:rsid="0025f55f" officeooo:paragraph-rsid="0025f55f"/>
    </style:style>
    <style:style style:name="P10" style:family="paragraph" style:parent-style-name="Standard">
      <style:text-properties fo:language="ru" fo:country="RU" officeooo:rsid="00302f28" officeooo:paragraph-rsid="00302f28"/>
    </style:style>
    <style:style style:name="P11" style:family="paragraph" style:parent-style-name="Standard">
      <style:text-properties fo:language="ru" fo:country="RU" officeooo:rsid="003f7cd1" officeooo:paragraph-rsid="003f7cd1"/>
    </style:style>
    <style:style style:name="P12" style:family="paragraph" style:parent-style-name="Standard">
      <style:text-properties fo:language="ru" fo:country="RU" officeooo:rsid="003f7cd1" officeooo:paragraph-rsid="003f9062"/>
    </style:style>
    <style:style style:name="P13" style:family="paragraph" style:parent-style-name="Standard">
      <style:text-properties fo:language="en" fo:country="US" officeooo:rsid="001da151" officeooo:paragraph-rsid="001da151"/>
    </style:style>
    <style:style style:name="P14" style:family="paragraph" style:parent-style-name="Standard">
      <style:text-properties fo:language="en" fo:country="US" officeooo:rsid="001da151" officeooo:paragraph-rsid="003d0a62"/>
    </style:style>
    <style:style style:name="P15" style:family="paragraph" style:parent-style-name="Standard">
      <style:text-properties fo:language="en" fo:country="US" fo:font-weight="bold" officeooo:rsid="001da151" officeooo:paragraph-rsid="001da151" style:font-weight-asian="bold" style:font-weight-complex="bold"/>
    </style:style>
    <style:style style:name="P16" style:family="paragraph" style:parent-style-name="Standard">
      <style:text-properties fo:language="en" fo:country="US" fo:font-weight="bold" officeooo:rsid="002006bd" officeooo:paragraph-rsid="002006bd" style:font-weight-asian="bold" style:font-weight-complex="bold"/>
    </style:style>
    <style:style style:name="P17" style:family="paragraph" style:parent-style-name="Standard">
      <style:text-properties fo:language="en" fo:country="US" officeooo:rsid="0021d640" officeooo:paragraph-rsid="0021d640"/>
    </style:style>
    <style:style style:name="P18" style:family="paragraph" style:parent-style-name="Standard">
      <style:text-properties fo:language="en" fo:country="US" officeooo:rsid="002348f9" officeooo:paragraph-rsid="002348f9"/>
    </style:style>
    <style:style style:name="P19" style:family="paragraph" style:parent-style-name="Standard">
      <style:text-properties fo:language="en" fo:country="US" officeooo:rsid="002348f9" officeooo:paragraph-rsid="0023c4e1"/>
    </style:style>
    <style:style style:name="P20" style:family="paragraph" style:parent-style-name="Standard">
      <style:text-properties fo:language="en" fo:country="US" officeooo:rsid="00248cb5" officeooo:paragraph-rsid="00248cb5"/>
    </style:style>
    <style:style style:name="P21" style:family="paragraph" style:parent-style-name="Standard">
      <style:text-properties fo:language="en" fo:country="US" officeooo:rsid="0027400b" officeooo:paragraph-rsid="0027400b"/>
    </style:style>
    <style:style style:name="P22" style:family="paragraph" style:parent-style-name="Standard">
      <style:text-properties fo:language="en" fo:country="US" officeooo:rsid="00281c79" officeooo:paragraph-rsid="00281c79"/>
    </style:style>
    <style:style style:name="P23" style:family="paragraph" style:parent-style-name="Standard">
      <style:text-properties fo:language="en" fo:country="US" officeooo:rsid="002930a7" officeooo:paragraph-rsid="002930a7"/>
    </style:style>
    <style:style style:name="P24" style:family="paragraph" style:parent-style-name="Standard">
      <style:text-properties fo:language="en" fo:country="US" officeooo:rsid="002930a7" officeooo:paragraph-rsid="00373669"/>
    </style:style>
    <style:style style:name="P25" style:family="paragraph" style:parent-style-name="Standard">
      <style:text-properties fo:language="en" fo:country="US" officeooo:rsid="002c6a7a" officeooo:paragraph-rsid="002e4635"/>
    </style:style>
    <style:style style:name="P26" style:family="paragraph" style:parent-style-name="Standard">
      <style:text-properties fo:language="en" fo:country="US" officeooo:rsid="002e4635" officeooo:paragraph-rsid="002e4635"/>
    </style:style>
    <style:style style:name="P27" style:family="paragraph" style:parent-style-name="Standard">
      <style:text-properties fo:language="en" fo:country="US" officeooo:rsid="002ffa91" officeooo:paragraph-rsid="002ffa91"/>
    </style:style>
    <style:style style:name="P28" style:family="paragraph" style:parent-style-name="Standard">
      <style:text-properties fo:language="en" fo:country="US" officeooo:rsid="00302f28" officeooo:paragraph-rsid="00302f28"/>
    </style:style>
    <style:style style:name="P29" style:family="paragraph" style:parent-style-name="Standard">
      <style:text-properties fo:language="en" fo:country="US" officeooo:rsid="00302f28" officeooo:paragraph-rsid="00367a31"/>
    </style:style>
    <style:style style:name="P30" style:family="paragraph" style:parent-style-name="Standard">
      <style:text-properties fo:language="en" fo:country="US" officeooo:rsid="0032f81b" officeooo:paragraph-rsid="0032f81b"/>
    </style:style>
    <style:style style:name="P31" style:family="paragraph" style:parent-style-name="Standard">
      <style:text-properties fo:language="en" fo:country="US" officeooo:rsid="00355c94" officeooo:paragraph-rsid="00355c94"/>
    </style:style>
    <style:style style:name="P32" style:family="paragraph" style:parent-style-name="Standard">
      <style:text-properties fo:language="en" fo:country="US" officeooo:rsid="00360f90" officeooo:paragraph-rsid="00360f90"/>
    </style:style>
    <style:style style:name="P33" style:family="paragraph" style:parent-style-name="Standard">
      <style:text-properties fo:language="en" fo:country="US" officeooo:rsid="0037a3d8" officeooo:paragraph-rsid="0037a3d8"/>
    </style:style>
    <style:style style:name="P34" style:family="paragraph" style:parent-style-name="Standard">
      <style:text-properties fo:language="en" fo:country="US" officeooo:rsid="003985e4" officeooo:paragraph-rsid="003985e4"/>
    </style:style>
    <style:style style:name="P35" style:family="paragraph" style:parent-style-name="Standard">
      <style:text-properties fo:language="en" fo:country="US" officeooo:rsid="003b4daa" officeooo:paragraph-rsid="003b4daa"/>
    </style:style>
    <style:style style:name="P36" style:family="paragraph" style:parent-style-name="Standard">
      <style:text-properties fo:language="en" fo:country="US" officeooo:rsid="003f7cd1" officeooo:paragraph-rsid="003f7cd1"/>
    </style:style>
    <style:style style:name="P37" style:family="paragraph" style:parent-style-name="Standard">
      <style:text-properties officeooo:paragraph-rsid="00438df3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01482"/>
    </style:style>
    <style:style style:name="T3" style:family="text">
      <style:text-properties fo:language="en" fo:country="US" officeooo:rsid="00120d95"/>
    </style:style>
    <style:style style:name="T4" style:family="text">
      <style:text-properties fo:language="en" fo:country="US" officeooo:rsid="00192903"/>
    </style:style>
    <style:style style:name="T5" style:family="text">
      <style:text-properties fo:language="en" fo:country="US" officeooo:rsid="001a0fa7"/>
    </style:style>
    <style:style style:name="T6" style:family="text">
      <style:text-properties fo:language="en" fo:country="US" officeooo:rsid="001c01c3"/>
    </style:style>
    <style:style style:name="T7" style:family="text">
      <style:text-properties fo:language="en" fo:country="US" officeooo:rsid="00248cb5"/>
    </style:style>
    <style:style style:name="T8" style:family="text">
      <style:text-properties fo:language="en" fo:country="US" officeooo:rsid="004365b7"/>
    </style:style>
    <style:style style:name="T9" style:family="text">
      <style:text-properties fo:language="en" fo:country="US" officeooo:rsid="00438df3"/>
    </style:style>
    <style:style style:name="T10" style:family="text">
      <style:text-properties fo:language="ru" fo:country="RU"/>
    </style:style>
    <style:style style:name="T11" style:family="text">
      <style:text-properties fo:language="ru" fo:country="RU" officeooo:rsid="00316568"/>
    </style:style>
    <style:style style:name="T12" style:family="text">
      <style:text-properties fo:language="ru" fo:country="RU" officeooo:rsid="0032f81b"/>
    </style:style>
    <style:style style:name="T13" style:family="text">
      <style:text-properties fo:language="ru" fo:country="RU" officeooo:rsid="00347578"/>
    </style:style>
    <style:style style:name="T14" style:family="text">
      <style:text-properties fo:language="ru" fo:country="RU" officeooo:rsid="00373669"/>
    </style:style>
    <style:style style:name="T15" style:family="text">
      <style:text-properties officeooo:rsid="00120d95"/>
    </style:style>
    <style:style style:name="T16" style:family="text">
      <style:text-properties fo:font-variant="normal" fo:text-transform="none" fo:color="#222222" style:font-name="arial" fo:font-size="9.75pt" fo:letter-spacing="normal" fo:language="en" fo:country="US" fo:font-style="normal" fo:font-weight="normal" officeooo:rsid="00438df3"/>
    </style:style>
    <style:style style:name="T17" style:family="text">
      <style:text-properties officeooo:rsid="001a0fa7"/>
    </style:style>
    <style:style style:name="T18" style:family="text">
      <style:text-properties officeooo:rsid="001c01c3"/>
    </style:style>
    <style:style style:name="T19" style:family="text">
      <style:text-properties officeooo:rsid="0023c4e1"/>
    </style:style>
    <style:style style:name="T20" style:family="text">
      <style:text-properties officeooo:rsid="0027400b"/>
    </style:style>
    <style:style style:name="T21" style:family="text">
      <style:text-properties officeooo:rsid="00367a31"/>
    </style:style>
    <style:style style:name="T22" style:family="text">
      <style:text-properties officeooo:rsid="003d0a62"/>
    </style:style>
    <style:style style:name="T23" style:family="text">
      <style:text-properties officeooo:rsid="003dcf37"/>
    </style:style>
    <style:style style:name="T24" style:family="text">
      <style:text-properties officeooo:rsid="003f9062"/>
    </style:style>
    <style:style style:name="T25" style:family="text">
      <style:text-properties officeooo:rsid="004365b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Быстрый старт автоматизации тестирования <text:span text:style-name="T1">UI </text:span>на <text:span text:style-name="T1">C# + Selenium WebDriver + PageObjects</text:span></text:p>
      <text:p text:style-name="P1"><text:span text:style-name="T1"/></text:p>
      <text:p text:style-name="P2">Статья рассказывает о том, как настроить фреймворк автоматизированного тестирования пользовательского интерфейса на языке <text:span text:style-name="T1">C#, </text:span>вместе с <text:span text:style-name="T1">Selenium WebDriver </text:span>и паттерном <text:span text:style-name="T2">PageObjects. </text:span></text:p>
      <text:p text:style-name="P3"/>
      <text:p text:style-name="P3">Стартовый набор с открытым исходным кодом – SWD.Starter – поможет написать и запустить ваш первый тест в течении 20 минут. Кроме этого, предлагая архитектуру фреймворка автоматизации тестирования, основанную на лучших практиках, и в итоге, которая может быть полностью настроена под ваши задачи. </text:p>
      <text:p text:style-name="P3"/>
      <text:p text:style-name="P3"/>
      <text:p text:style-name="P7"><text:span text:style-name="T4">## </text:span>Что такое <text:span text:style-name="T15">SWD.Starter? </text:span></text:p>
      <text:p text:style-name="P4"><text:span text:style-name="T15">SWD.Starter – это стартовый набор для вашего фреймворка автоматизации тестирования. Весь исходный код доступен на </text:span><text:span text:style-name="T5">GitHub: [dzhariy/SWD.Starter](</text:span><text:a xlink:type="simple" xlink:href="https://github.com/dzhariy/SWD.Starter">https://github.com/dzhariy/SWD.Starter</text:a><text:span text:style-name="T5">), </text:span><text:span text:style-name="T17">а лицензия проекта (unlicense), позволяет вам использовать исходный код как угодно, хоть продавать. </text:span></text:p>
      <text:p text:style-name="P4"/>
      <text:p text:style-name="P5"><text:span text:style-name="T15">SWD.Starter – это уже настроенный проект, содержащий весь необходимый инфраструктурный код для старта создания и запуска тестов для пользовательского интерфейса на </text:span><text:span text:style-name="T6">Selenium WebDriver. </text:span></text:p>
      <text:p text:style-name="P5"><text:span text:style-name="T6"/></text:p>
      <text:p text:style-name="P5"><text:span text:style-name="T3">SWD.Starter </text:span><text:span text:style-name="T18">настойчиво рекомендует использование паттерна </text:span><text:span text:style-name="T6">PageObjects. И </text:span><text:span text:style-name="T18">в случае использования этого паттерна, вы действительно сможете писать новый код авто-тестов действительно быстро, при этом, сохраняя красивую архитектуру и читабельность кода. </text:span></text:p>
      <text:p text:style-name="P5"/>
      <text:p text:style-name="P16">## <text:span text:style-name="T10">Структура и настройка проекта</text:span></text:p>
      <text:p text:style-name="P5"/>
      <text:p text:style-name="P18">### <text:span text:style-name="T10">Минимальные требования </text:span></text:p>
      <text:p text:style-name="P18"><text:span text:style-name="T10"/></text:p>
      <text:p text:style-name="P18"><text:span text:style-name="T10">Для запуска проекта, вам будет необходимо следующее программное обеспечение</text:span></text:p>
      <text:p text:style-name="P18"><text:span text:style-name="T10"/></text:p>
      <text:p text:style-name="P18"><text:span text:style-name="T10">1. </text:span>Visual Studio Express 2013 Desktop Edition (<text:span text:style-name="T10">также поддерживается </text:span>VS2010, VS2012)</text:p>
      <text:p text:style-name="P18">2. Git <text:span text:style-name="T10">для выкачки проекта с </text:span>Github</text:p>
      <text:p text:style-name="P19">3. <text:span text:style-name="T10">Дополнительные драйвера браузеров </text:span>Selenium WebDriver, <text:span text:style-name="T10">которые можно </text:span><text:span text:style-name="T19">[</text:span><text:span text:style-name="T10">скачать с официальной страницы проекта</text:span><text:span text:style-name="T19">](</text:span><text:a xlink:type="simple" xlink:href="http://docs.seleniumhq.org/download/"><text:span text:style-name="T19">http://docs.seleniumhq.org/download/</text:span></text:a><text:span text:style-name="T19">)</text:span></text:p>
      <text:p text:style-name="P19"/>
      <text:p text:style-name="P8">Для быстрой и удобной установки ПО, я рекомендую использовать пакетный менеджер для <text:span text:style-name="T1">Windows – [Chocolatey](</text:span><text:a xlink:type="simple" xlink:href="http://chocolatey.org/">http://chocolatey.org</text:a><text:span text:style-name="T1">).</text:span></text:p>
      <text:p text:style-name="P8"><text:span text:style-name="T1"/></text:p>
      <text:p text:style-name="P8">Согласно инструкциям на главной странице, откройте <text:span text:style-name="T1">cmd.exe, </text:span>и в консольном окне, просто выполните следующий код:</text:p>
      <text:p text:style-name="P20">&lt;source lang="dos"&gt;</text:p>
      <text:p text:style-name="P20">@powershell -NoProfile -ExecutionPolicy unrestricted -Command "iex ((new-object net.webclient).DownloadString('https://chocolatey.org/install.ps1'))" &amp;&amp; SET PATH=%PATH%;%systemdrive%\chocolatey\bin</text:p>
      <text:p text:style-name="P20">&lt;/source&gt;</text:p>
      <text:p text:style-name="P8"><text:span text:style-name="T1"/></text:p>
      <text:p text:style-name="P17"/>
      <text:p text:style-name="P9"><text:soft-page-break/>А далее, в том же консольном окне, выполните следующие команды:</text:p>
      <text:p text:style-name="P9"/>
      <text:p text:style-name="P9">* <text:span text:style-name="T7">&lt;source lang="dos"&gt;</text:span>cinst VisualStudioExpress2013WindowsDesktop<text:span text:style-name="T7">&lt;/source</text:span><text:span text:style-name="T1">&gt;</text:span></text:p>
      <text:p text:style-name="P9">* <text:span text:style-name="T7">&lt;source lang="dos"&gt;</text:span>cinst git<text:span text:style-name="T7">&lt;/source</text:span><text:span text:style-name="T1">&gt;</text:span></text:p>
      <text:p text:style-name="P9"><text:span text:style-name="T1">* </text:span><text:span text:style-name="T20">Все готово! (Я надеюсь)</text:span></text:p>
      <text:p text:style-name="P9"/>
      <text:p text:style-name="P9"/>
      <text:p text:style-name="P17"/>
      <text:p text:style-name="P17">### <text:span text:style-name="T10">Инструкции по настройке и первому запуску проекта</text:span></text:p>
      <text:p text:style-name="P17"><text:span text:style-name="T10"/></text:p>
      <text:p text:style-name="P21">TBD</text:p>
      <text:p text:style-name="P5"/>
      <text:p text:style-name="P5"/>
      <text:p text:style-name="P15">## <text:span text:style-name="T10">Что такое </text:span>PageObjects <text:span text:style-name="T10">и почему это настолько важно? </text:span></text:p>
      <text:p text:style-name="P13"><text:span text:style-name="T10"/></text:p>
      <text:p text:style-name="P26"><text:span text:style-name="T10">Если говорить просто, то подход в автоматизированном тестирование, с использованием PageObjects, заключается в том, что вы просто выносите весь код низкоуровневой работы со страницей в отдельные классы. </text:span></text:p>
      <text:p text:style-name="P26"><text:span text:style-name="T10">Теперь, ваши тесты не работают со страницей напрямую, вызывая низкоуровневые методы </text:span>WebDriver, <text:span text:style-name="T10">а используют более высокоуровневые операции, специфичные для каждой страницы. </text:span></text:p>
      <text:p text:style-name="P25"><text:span text:style-name="T10"/></text:p>
      <text:p text:style-name="P27"><text:span text:style-name="T10">Это сокращает количество строк кода в тестах, тем самым делая код более читабельным, понятным и надёжным. </text:span></text:p>
      <text:p text:style-name="P27"><text:span text:style-name="T10">PageObjects – это альтернатива бот-стилю – вызову методов </text:span>WebDriver <text:span text:style-name="T10">из тестов напрямую.</text:span></text:p>
      <text:p text:style-name="P27"><text:span text:style-name="T10"/></text:p>
      <text:p text:style-name="P27"><text:span text:style-name="T10">В самом начале, бот-стиль кажется проще и понятнее чем использование </text:span>PageObjects. <text:span text:style-name="T10">Но, это огромное заблуждение, которое может привести ваш проект автоматизации к краху. </text:span></text:p>
      <text:p text:style-name="P13"><text:span text:style-name="T10"/></text:p>
      <text:p text:style-name="P27"><text:span text:style-name="T10">Со временем, когда количество тестов будет расти, в случае использования бот-стиля, вы будуте тратить все больше и больше времени на их поддержку. В итоге, поддержка фреймворка автоматизации будет экономически не выгодной и руководством проекта будет принято решение вернутся к ручному тестированию. </text:span></text:p>
      <text:p text:style-name="P28"><text:span text:style-name="T10"/></text:p>
      <text:p text:style-name="P28"><text:span text:style-name="T10">Тесты в бот-стиле по</text:span><text:span text:style-name="T11">добны огромной неотсортированной куче книг. </text:span><text:span text:style-name="T12">Когда ваша «куча» состоит всего из 10-ти книг, в ней можно разобраться без особых трудностей. </text:span></text:p>
      <text:p text:style-name="P30"><text:span text:style-name="T12">Н</text:span><text:span text:style-name="T10">о, что вас ждёт, когда количество книг возрастёт до 100? Поверьте, я вам не завидую. Просто потому, что сам через это уже прошёл. <text:s/></text:span></text:p>
      <text:p text:style-name="P32">![Heap of books](http://habrastorage.org/storage3/f95/f9a/fa5/f95f9afa5e26b57bf7dd47e9b552f97e.png)</text:p>
      <text:p text:style-name="P27"><text:span text:style-name="T10"/></text:p>
      <text:p text:style-name="P28"><text:span text:style-name="T10">С другой стороны, при использовании </text:span>PageObjects, <text:span text:style-name="T13">можно разложить все книги по полочкам. В книжных магазинах и на складах, <text:s/>содержится огромное количество книг. Тем не менее, продавцы могут быстро найти то, что вам нужно. </text:span></text:p>
      <text:p text:style-name="P31">PageObject-<text:span text:style-name="T10">класс – это книжная полка, позволяющая удобно организовать код работы с веб-страницей. А популярные языки программирования и </text:span>IDE <text:span text:style-name="T10">предоставляют значительно больше возможностей при использовании объектно-ориентированного программирования. <text:s text:c="2"/></text:span></text:p>
      <text:p text:style-name="P29"><text:span text:style-name="T10">!</text:span><text:span text:style-name="T21">[Book shelf](</text:span><text:a xlink:type="simple" xlink:href="http://habrastorage.org/storage3/1ef/c76/5d6/1efc765d6006f62c38e496977e0b4ce5.png"><text:span text:style-name="T21">http://habrastorage.org/storage3/1ef/c76/5d6/1efc765d6006f62c38e496977e0b4ce5.png</text:span></text:a><text:span text:style-name="T21">)</text:span></text:p>
      <text:p text:style-name="P29"/>
      <text:p text:style-name="P28"><text:span text:style-name="T10"/></text:p>
      <text:p text:style-name="P23"><text:soft-page-break/><text:span text:style-name="T23">### </text:span><text:span text:style-name="T10">Тесты в бот-стиле</text:span></text:p>
      <text:p text:style-name="P23"><text:span text:style-name="T10"/></text:p>
      <text:p text:style-name="P33"><text:span text:style-name="T10">Основное преимущество тестов в бот-стиле то, что вы можете их «записать даже не зная языка программирования», при помощи таких инструментов, как </text:span>Selenium IDE <text:span text:style-name="T10">и </text:span>Selenium Builder. </text:p>
      <text:p text:style-name="P33"><text:span text:style-name="T10"/></text:p>
      <text:p text:style-name="P33"><text:span text:style-name="T10">В результате, может получится нечто такое: <text:s/></text:span></text:p>
      <text:p text:style-name="P23"><text:span text:style-name="T10"/></text:p>
      <text:p text:style-name="P24"><text:span text:style-name="T10">!!!!! </text:span><text:span text:style-name="T14">brittle.cs</text:span></text:p>
      <text:p text:style-name="P23"><text:span text:style-name="T10"/></text:p>
      <text:p text:style-name="P34"><text:span text:style-name="T10">Такой подход может быть оправдан при выполнении одноразовых задач. Например, если ваи необходимо создать 1000 пользователей через интерфейс приложения, достаточно записать создание одного, и с минимальными изменениями поместить код в цикл. </text:span></text:p>
      <text:p text:style-name="P34"><text:span text:style-name="T10"/></text:p>
      <text:p text:style-name="P34"><text:span text:style-name="T10">Такой подход будет губительным, если вы надеетесь на автоматизацию тестирования в долгосрочной перспективе. </text:span></text:p>
      <text:p text:style-name="P23"><text:span text:style-name="T10"/></text:p>
      <text:p text:style-name="P35">![Bot style](http://habrastorage.org/storage3/886/ae7/1e9/886ae71e9852cd75093886bbe85bb8ac.png)</text:p>
      <text:p text:style-name="P23"><text:span text:style-name="T10"/></text:p>
      <text:p text:style-name="P23"><text:span text:style-name="T10"/></text:p>
      <text:p text:style-name="P23"><text:span text:style-name="T23">### </text:span><text:span text:style-name="T10">Тесты с использованием </text:span>PageObject-<text:span text:style-name="T10">класса</text:span></text:p>
      <text:p text:style-name="P36"><text:span text:style-name="T10"/></text:p>
      <text:p text:style-name="P36"><text:span text:style-name="T10">Если просто вынести куски кода и организовать все виде нескольких </text:span>PageObject-<text:span text:style-name="T10">классов, то с кодом теста происходят чудесные превращения: он стает понятным, появляются действия, которые можно переиспользовать в других тестах, вместо того чтобы копи-пастить вызовы </text:span>WebDriver. </text:p>
      <text:p text:style-name="P36"/>
      <text:p text:style-name="P11">Обратите внимание, что код теста стало больше строк... Но, это ведь только за счёт комментариев и пояснений, которые важны для демонстрации в этой статье, но необязательны в вашем реальном коде. </text:p>
      <text:p text:style-name="P11"/>
      <text:p text:style-name="P11">Уберите все комментарии и пустые строки – и код все равно будет читабельным. </text:p>
      <text:p text:style-name="P11"/>
      <text:p text:style-name="P12">!!!! <text:span text:style-name="T24">page-object-test.cs</text:span></text:p>
      <text:p text:style-name="P11"><text:span text:style-name="T8"/></text:p>
      <text:p text:style-name="P11"><text:span text:style-name="T8"/></text:p>
      <text:p text:style-name="P37"><text:span text:style-name="T8">- </text:span><text:span text:style-name="T9">Awesome PageObject code highlight with [</text:span><text:span text:style-name="T16">FastColoredTextBox</text:span><text:span text:style-name="T9">](http://www.codeproject.com/Articles/161871/Fast-Colored-TextBox-for-syntax-highlighting)</text:span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3"><text:span text:style-name="T10"/></text:p>
      <text:p text:style-name="P14"><text:span text:style-name="T10">!</text:span><text:span text:style-name="T22">[Page Object](http://habrastorage.org/storage3/a2d/1e6/394/a2d1e6394eda58085947dc1fd43d12ab.png)</text:span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oft-page-break/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22">[Maintainable Automated UI Tests](http://net.tutsplus.com/tutorials/maintainable-automated-ui-tests/)</text:p>
      <text:p text:style-name="P13"><text:span text:style-name="T10"/></text:p>
      <text:p text:style-name="P13"><text:span text:style-name="T10"/></text:p>
      <text:p text:style-name="P10">Картинки:</text:p>
      <text:p text:style-name="P10"><text:a xlink:type="simple" xlink:href="http://annequegmalchien.files.wordpress.com/2014/01/book-pile.jpg">http://annequegmalchien.files.wordpress.com/2014/01/book-pile.jpg</text:a></text:p>
      <text:p text:style-name="P10"/>
      <text:p text:style-name="P32"><text:a xlink:type="simple" xlink:href="http://www.gsom.spbu.ru/images/upload/publishing/bookstore/001.jpg"><text:span text:style-name="T10">http://www.gsom.spbu.ru/images/upload/publishing/bookstore/001.jpg</text:span></text:a></text:p>
      <text:p text:style-name="P32"><text:span text:style-name="T10"/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Liberation Mono', Courier, monospace"/>
    <style:font-face style:name="Helvetica Neue" svg:font-family="'Helvetica Neue', Arial, sans-serif"/>
    <style:font-face style:name="Helvetica" svg:font-family="Helvetica, arial, freesans, clean, sans-serif"/>
    <style:font-face style:name="Mangal1" svg:font-family="Mangal"/>
    <style:font-face style:name="Menlo" svg:font-family="Menlo, Monaco, 'Courier New', monospace"/>
    <style:font-face style:name="andale mono" svg:font-family="'andale mono', 'lucida console', monospace"/>
    <style:font-face style:name="arial" svg:font-family="arial, sans-serif"/>
    <style:font-face style:name="consolas" svg:font-family="consolas, 'andale mono', 'lucida console', monospace"/>
    <style:font-face style:name="DejaVu Sans Mono" svg:font-family="'DejaVu Sans Mono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1T16:15:36.088000000</meta:creation-date>
    <dc:date>2014-01-11T21:15:19.925000000</dc:date>
    <meta:editing-duration>PT4H57M16S</meta:editing-duration>
    <meta:editing-cycles>44</meta:editing-cycles>
    <meta:generator>LibreOffice/4.1.4.2$Windows_x86 LibreOffice_project/0a0440ccc0227ad9829de5f46be37cfb6edcf72</meta:generator>
    <meta:document-statistic meta:table-count="0" meta:image-count="0" meta:object-count="0" meta:page-count="4" meta:paragraph-count="55" meta:word-count="720" meta:character-count="6280" meta:non-whitespace-character-count="5577"/>
  </office:meta>
</office:document-meta>
</file>